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line-height-at-least="0.457cm" fo:text-align="center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2" style:family="paragraph" style:parent-style-name="Standard">
      <style:paragraph-properties fo:margin-left="1.245cm" fo:margin-right="0cm" fo:margin-top="0cm" fo:margin-bottom="0.282cm" style:line-height-at-least="0.457cm" fo:text-indent="0cm" style:auto-text-indent="false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left="1.245cm" fo:margin-right="0cm" fo:margin-top="0cm" fo:margin-bottom="0.282cm" style:line-height-at-least="0.457cm" fo:text-indent="0cm" style:auto-text-indent="false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örsta analys av användningsfall (Use-Cases)<text:line-break/></text:p>
      <text:p text:style-name="P2">1<text:tab/>Registrera lag<text:line-break/><text:tab/><text:span text:style-name="T1">Aktör: Lagledare (utvald representativ)</text:span></text:p>
      <text:p text:style-name="P3">2<text:tab/>Registrera tävlande<text:line-break/><text:tab/><text:span text:style-name="T1">Aktör: Tävlande</text:span></text:p>
      <text:p text:style-name="P3">3<text:tab/>Anmäla sig till träff<text:span text:style-name="T1"><text:line-break/><text:tab/>Aktör: Lagledare (utvald representativ)</text:span></text:p>
      <text:p text:style-name="P3">4<text:tab/>Registrera poäng<text:span text:style-name="T1"><text:line-break/><text:tab/>Aktör: Domare, sekreterare</text:span></text:p>
      <text:p text:style-name="P3">5<text:tab/>Registrera och avregistrera träff<text:line-break/><text:tab/><text:span text:style-name="T1">Aktör: Administratör </text:span></text:p>
      <text:p text:style-name="P3">6<text:tab/>Registrera och avregistrera deltävling<text:span text:style-name="T1"><text:line-break/><text:tab/>Aktör: Administratör</text:span></text:p>
      <text:p text:style-name="P3">7<text:tab/>Registrera och avregistrera grenar<text:span text:style-name="T1"><text:line-break/><text:tab/>Aktör: Administratör</text:span></text:p>
      <text:p text:style-name="P3">8<text:tab/>Skapa schema<text:span text:style-name="T1"><text:line-break/><text:tab/>Aktör: Administratör</text:span></text:p>
      <text:p text:style-name="P3">9<text:tab/>Publicera säsongsresultat<text:span text:style-name="T1"><text:line-break/><text:tab/>Aktör: Administratör</text:span></text:p>
      <text:p text:style-name="P3">10<text:tab/>Kontrollera domare<text:span text:style-name="T1"><text:line-break/><text:tab/>Aktör: Personal</text:span></text:p>
      <text:p text:style-name="P3">11<text:tab/>Se poäng<text:span text:style-name="T1"><text:line-break/><text:tab/>Aktör: Person</text:span></text:p>
      <text:p text:style-name="P3">12<text:tab/>Se schema<text:span text:style-name="T1"><text:line-break/><text:tab/>Aktör: Person</text:span></text:p>
      <text:p text:style-name="P3">13<text:tab/>Se anmälda lag och gymnaster<text:span text:style-name="T1"><text:line-break/><text:tab/>Aktör: Person</text:span></text:p>
      <text:p text:style-name="P3">14<text:tab/>Se säsongsresultat<text:span text:style-name="T1"><text:line-break/><text:tab/>Aktör: Per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2M57S</meta:editing-duration>
    <meta:editing-cycles>20</meta:editing-cycles>
    <meta:generator>OpenOffice/4.1.1$Win32 OpenOffice.org_project/411m6$Build-9775</meta:generator>
    <dc:date>2014-12-03T15:48:50.08</dc:date>
    <dc:creator>Sing Trinh</dc:creator>
    <meta:document-statistic meta:table-count="0" meta:image-count="0" meta:object-count="0" meta:page-count="1" meta:paragraph-count="15" meta:word-count="91" meta:character-count="686"/>
    <meta:user-defined meta:name="Info 1"/>
    <meta:user-defined meta:name="Info 2"/>
    <meta:user-defined meta:name="Info 3"/>
    <meta:user-defined meta:name="Info 4"/>
  </office:meta>
</office:document-meta>
</file>